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</style:style>
    <style:style style:name="P2" style:parent-style-name="Titre" style:family="paragraph">
      <style:paragraph-properties fo:text-align="center"/>
    </style:style>
    <style:style style:name="P3" style:parent-style-name="Titre1" style:family="paragraph">
      <style:text-properties style:text-underline-type="single" style:text-underline-style="solid" style:text-underline-width="auto" style:text-underline-mode="continuous"/>
    </style:style>
    <style:style style:name="P4" style:parent-style-name="Titre1" style:family="paragraph">
      <style:text-properties style:text-underline-type="single" style:text-underline-style="solid" style:text-underline-width="auto" style:text-underline-mode="continuous"/>
    </style:style>
    <style:style style:name="P5" style:parent-style-name="Paragraphedeliste" style:family="paragraph"/>
    <style:style style:name="T6" style:parent-style-name="Policepardéfaut" style:family="text">
      <style:text-properties fo:font-weight="bold" style:font-weight-asian="bold" style:font-weight-complex="bold"/>
    </style:style>
    <style:style style:name="P7" style:parent-style-name="Paragraphedeliste" style:family="paragraph"/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Paragraphedeliste" style:family="paragraph"/>
    <style:style style:name="T10" style:parent-style-name="Policepardéfaut" style:family="text">
      <style:text-properties fo:font-weight="bold" style:font-weight-asian="bold" style:font-weight-complex="bold"/>
    </style:style>
    <style:style style:name="P11" style:parent-style-name="Paragraphedeliste" style:family="paragraph"/>
    <style:style style:name="T12" style:parent-style-name="Policepardéfaut" style:family="text">
      <style:text-properties fo:font-weight="bold" style:font-weight-asian="bold" style:font-weight-complex="bold"/>
    </style:style>
    <style:style style:name="P13" style:parent-style-name="Paragraphedeliste" style:family="paragraph"/>
    <style:style style:name="T14" style:parent-style-name="Policepardéfaut" style:family="text">
      <style:text-properties fo:font-weight="bold" style:font-weight-asian="bold" style:font-weight-complex="bold"/>
    </style:style>
    <style:style style:name="P15" style:parent-style-name="Titre1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YDiscovery</text:p>
      <text:p text:style-name="P2">The Last Of Us</text:p>
      <text:p text:style-name="Normal"/>
      <text:p text:style-name="Normal"/>
      <text:h text:style-name="P3" text:outline-level="1">Pitch initial :</text:h>
      <text:p text:style-name="Normal"/>
      <text:p text:style-name="Normal">L'histoire de The Last of Us : Parti I</text:p>
      <text:p text:style-name="Normal"/>
      <text:p text:style-name="Normal">Découverte de l'histoire originale de The Last of Us à travers une page web interactive. Vous allez explorer ce nouveau monde en différents chapitres avec une fin émouvant digne d'un oscar... Toujours pas envie... dans ce cas, rassurez-vous aux furs et à mesure des chapitres, vous gagnerais des points sur votre profil et grâce à cela, vous serait récompenser par de nouveaux succès. La mise en pratique ce fera sur le développement web que ce soit Frontend et Backend.</text:p>
      <text:p text:style-name="Normal"/>
      <text:h text:style-name="P4" text:outline-level="1">Ma tâche :</text:h>
      <text:p text:style-name="Normal"/>
      <text:p text:style-name="Normal">Pour ma part, la technologie que j’ai utilisée pour le Frontend est React/Vite. La raison, c’est parce que c’est une techno que je ne connais pas et que sur les autres projets que j’avais en Parallèle utiliser cette même techno.</text:p>
      <text:p text:style-name="Normal">React est une bibliothèque JavaScript open-source, il a plusieurs caractéristiques :</text:p>
      <text:list text:style-name="LFO1" text:continue-numbering="true">
        <text:list-item>
          <text:p text:style-name="P5"><text:span text:style-name="T6">Composants réutilisables :</text:span><text:s/>Grâce à React, on peut créer des composants réutilisables, ce qui facilite la maintenance du code et favorise une architecture modulaire.</text:p>
        </text:list-item>
        <text:list-item>
          <text:p text:style-name="P7"><text:span text:style-name="T8">Virtual DOM :</text:span><text:s/>La mise en œuvre d'un Virtual DOM permet à React d'optimiser les mises à jour de l'interface utilisateur, améliorant ainsi les performances de l'application.</text:p>
        </text:list-item>
        <text:list-item>
          <text:p text:style-name="P9"><text:span text:style-name="T10">JSX :</text:span><text:s/>React utilise JSX (JavaScript XML) pour décrire la structure des composants. Cela permet d'écrire du code HTML dans des fichiers JavaScript, facilitant ainsi la création d'interfaces utilisateur.</text:p>
        </text:list-item>
      </text:list>
      <text:p text:style-name="Normal">Vite est un outil de développement rapide conçu pour accélérer le processus de création d'applications web. Voici quelques-unes de ses caractéristiques :</text:p>
      <text:list text:style-name="LFO2" text:continue-numbering="true">
        <text:list-item>
          <text:p text:style-name="P11"><text:span text:style-name="T12">Prise en charge des langages alternatifs :</text:span><text:s/>Vite prend en charge des langages tels que Type Script, JavaScript, CSS, et bien d'autres, offrant ainsi une flexibilité dans le choix des technologies.</text:p>
        </text:list-item>
        <text:list-item>
          <text:p text:style-name="P13"><text:span text:style-name="T14">Module HMR (Hot Module Replacement) :</text:span><text:s/>Vite utilise HMR pour permettre le remplacement dynamique des modules sans nécessiter un rechargement complet de la page, accélérant ainsi le processus de développement.</text:p>
        </text:list-item>
      </text:list>
      <text:p text:style-name="Normal"/>
      <text:soft-page-break/>
      <text:p text:style-name="Normal">L’association de React et Vite représente une solution puissante pour le développement d'applications web modernes.</text:p>
      <text:p text:style-name="Normal"/>
      <text:h text:style-name="P15" text:outline-level="1">Conclusion :</text:h>
      <text:p text:style-name="Normal"/>
      <text:p text:style-name="Normal">Malgré le manque de temps pour finir ce projet, cela m’a était bénéfique. Et grâce aux Ydiscover, cela mas permit d’apprendre et d’approfondir<text:s/>mes connaissances<text:s/>sur le Dev Web étant donné que je compte m’orienter en Développement Web.<text:s/></text:p>
      <text:p text:style-name="Normal"/>
      <text:p text:style-name="Normal">--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GAUD Steven</meta:initial-creator>
    <dc:creator>MAGAUD Steven</dc:creator>
    <meta:creation-date>2023-12-13T07:12:00Z</meta:creation-date>
    <dc:date>2024-01-23T22:44:00Z</dc:date>
    <meta:template xlink:href="Normal.dotm" xlink:type="simple"/>
    <meta:editing-cycles>9</meta:editing-cycles>
    <meta:editing-duration>PT4320S</meta:editing-duration>
    <meta:document-statistic meta:page-count="2" meta:paragraph-count="4" meta:word-count="361" meta:character-count="2348" meta:row-count="16" meta:non-whitespace-character-count="1991"/>
  </office:meta>
</office:document-meta>
</file>